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3cm" draw:marker-start-width="1.1cm" draw:marker-end-width="1.1cm" draw:fill="hatch" draw:fill-hatch-name="_32_o_20_cm" draw:fill-hatch-solid="true" draw:textarea-horizontal-align="justify" draw:textarea-vertical-align="middle" draw:auto-grow-height="false" fo:min-height="1.25cm" fo:min-width="1.2cm" fo:padding-top="0.275cm" fo:padding-bottom="0.275cm" fo:padding-left="0.4cm" fo:padding-right="0.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8000" draw:fill-color="#ffff00" draw:textarea-horizontal-align="justify" draw:textarea-vertical-align="middle" draw:auto-grow-height="false" fo:min-height="0.55cm" fo:min-width="0.4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4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2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1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svg:stroke-color="#6600ff" draw:marker-start-width="0.8cm" draw:marker-end-width="0.8cm" draw:fill-color="#ffffff" draw:textarea-horizontal-align="justify" draw:textarea-vertical-align="middle" draw:auto-grow-height="false" fo:min-height="0.35cm" fo:min-width="0.2cm" fo:padding-top="0.225cm" fo:padding-bottom="0.225cm" fo:padding-left="0.35cm" fo:padding-right="0.35cm"/>
    </style:style>
    <style:style style:name="gr8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.45cm" fo:min-width="0.33cm" fo:padding-top="0.175cm" fo:padding-bottom="0.175cm" fo:padding-left="0.3cm" fo:padding-right="0.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288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1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svg:stroke-width="0.2cm" draw:marker-start-width="0.8cm" draw:marker-end-width="0.8cm" draw:fill="hatch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  <style:paragraph-properties style:writing-mode="lr-tb"/>
    </style:style>
    <style:style style:name="gr13" style:family="graphic" style:parent-style-name="standard">
      <style:graphic-properties svg:stroke-width="0.2cm" draw:marker-start-width="0.5cm" draw:marker-end-width="0.5cm" draw:fill="hatch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  <style:paragraph-properties style:writing-mode="lr-tb"/>
    </style:style>
    <style:style style:name="gr14" style:family="graphic" style:parent-style-name="standard">
      <style:graphic-properties svg:stroke-width="0.2cm" draw:marker-start-width="0.35cm" draw:marker-end-width="0.35cm" draw:fill="hatch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  <style:paragraph-properties style:writing-mode="lr-tb"/>
    </style:style>
    <style:style style:name="gr15" style:family="graphic" style:parent-style-name="standard">
      <style:graphic-properties draw:fill="hatch" draw:fill-color="#729fcf" draw:fill-hatch-name="_32_o_20_cm" draw:textarea-horizontal-align="justify" draw:textarea-vertical-align="middle" draw:auto-grow-height="false" fo:min-height="0.55cm" fo:min-width="0.43cm"/>
    </style:style>
    <style:style style:name="gr16" style:family="graphic" style:parent-style-name="standard">
      <style:graphic-properties svg:stroke-color="#ffa6a6" draw:fill-color="#ec9ba4" draw:textarea-horizontal-align="justify" draw:textarea-vertical-align="middle" draw:auto-grow-height="false" fo:min-height="0.55cm" fo:min-width="0.4cm"/>
    </style:style>
    <style:style style:name="gr17" style:family="graphic" style:parent-style-name="standard">
      <style:graphic-properties draw:stroke="dash" draw:stroke-dash="Ultrafine_20_Dashed" svg:stroke-width="0.3cm" svg:stroke-color="#bf819e" draw:marker-start-width="1.1cm" draw:marker-end-width="1.1cm" draw:fill="solid" draw:fill-color="#ec9ba4" draw:fill-hatch-solid="true" draw:textarea-horizontal-align="justify" draw:textarea-vertical-align="middle" draw:auto-grow-height="false" fo:min-height="1.25cm" fo:min-width="1.2cm" fo:padding-top="0.275cm" fo:padding-bottom="0.275cm" fo:padding-left="0.4cm" fo:padding-right="0.4cm"/>
      <style:paragraph-properties style:writing-mode="lr-tb"/>
    </style:style>
    <style:style style:name="gr18" style:family="graphic" style:parent-style-name="standard">
      <style:graphic-properties svg:stroke-width="0.2cm" svg:stroke-color="#ff8000" draw:marker-start-width="0.8cm" draw:marker-end-width="0.8cm" draw:fill-color="#ffff00" draw:textarea-horizontal-align="justify" draw:textarea-vertical-align="middle" draw:auto-grow-height="false" fo:min-height="1.35cm" fo:min-width="1.3cm" fo:padding-top="0.225cm" fo:padding-bottom="0.225cm" fo:padding-left="0.35cm" fo:padding-right="0.35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hatch" draw:fill-hatch-name="_32_o_20_cm" draw:fill-hatch-solid="tru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hatch" draw:fill-color="#729fcf" draw:fill-hatch-name="_32_o_20_cm"/>
      <style:paragraph-properties fo:text-align="center"/>
    </style:style>
    <style:style style:name="P10" style:family="paragraph">
      <loext:graphic-properties draw:fill-color="#ec9ba4"/>
      <style:paragraph-properties fo:text-align="center"/>
    </style:style>
    <style:style style:name="P11" style:family="paragraph">
      <loext:graphic-properties draw:fill="solid" draw:fill-color="#ec9ba4" draw:fill-hatch-solid="true"/>
      <style:paragraph-properties fo:text-align="center" style:writing-mode="lr-tb"/>
    </style:style>
    <style:style style:name="P12" style:family="paragraph">
      <loext:graphic-properties draw:fill-color="#ffff00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cm" svg:height="1.8cm" svg:x="20.082cm" svg:y="5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9.982cm" svg:y="1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8.001cm" svg:y="1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6.882cm" svg:y="1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4.901cm" svg:y="1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8cm" svg:y1="9.733cm" svg:x2="5.8cm" svg:y2="7.424cm">
          <text:p/>
        </draw:line>
        <draw:line draw:style-name="gr2" draw:text-style-name="P3" draw:layer="layout" svg:x1="17.9cm" svg:y1="9.8cm" svg:x2="19.2cm" svg:y2="7.5cm">
          <text:p/>
        </draw:line>
        <draw:line draw:style-name="gr2" draw:text-style-name="P3" draw:layer="layout" svg:x1="7.9cm" svg:y1="5.6cm" svg:x2="8.9cm" svg:y2="3.425cm">
          <text:p/>
        </draw:line>
        <draw:line draw:style-name="gr2" draw:text-style-name="P3" draw:layer="layout" svg:x1="14.6cm" svg:y1="5.7cm" svg:x2="16cm" svg:y2="3.5cm">
          <text:p/>
        </draw:line>
        <draw:line draw:style-name="gr2" draw:text-style-name="P3" draw:layer="layout" svg:x1="15.8cm" svg:y1="9.788cm" svg:x2="14.6cm" svg:y2="7.5cm">
          <text:p/>
        </draw:line>
        <draw:line draw:style-name="gr2" draw:text-style-name="P3" draw:layer="layout" svg:x1="22.4cm" svg:y1="9.8cm" svg:x2="21.2cm" svg:y2="7.5cm">
          <text:p/>
        </draw:line>
        <draw:line draw:style-name="gr2" draw:text-style-name="P3" draw:layer="layout" svg:x1="12.4cm" svg:y1="5.7cm" svg:x2="11cm" svg:y2="3.5cm">
          <text:p/>
        </draw:line>
        <draw:line draw:style-name="gr2" draw:text-style-name="P3" draw:layer="layout" svg:x1="19.101cm" svg:y1="5.6cm" svg:x2="17.8cm" svg:y2="3.5cm">
          <text:p/>
        </draw:line>
        <draw:line draw:style-name="gr2" draw:text-style-name="P3" draw:layer="layout" svg:x1="5.8cm" svg:y1="6cm" svg:x2="4.701cm" svg:y2="3.425cm">
          <text:p/>
        </draw:line>
        <draw:custom-shape draw:style-name="gr3" draw:text-style-name="P4" draw:layer="layout" svg:width="0.9cm" svg:height="0.8cm" svg:x="16.3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3cm" svg:height="0.8cm" svg:x="3.77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cm" svg:height="0.8cm" svg:x="5.6cm" svg:y="16.8cm">
          <text:p text:style-name="P1">Mix-box (poo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6cm" svg:height="0.8cm" svg:x="18.7cm" svg:y="16.8cm">
          <text:p text:style-name="P1">Deposit (non-mix-box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9cm" svg:height="0.8cm" svg:x="16.312cm" svg:y="1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93cm" svg:height="0.8cm" svg:x="3.782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788cm" svg:height="0.8cm" svg:x="5.012cm" svg:y="19.4cm">
          <text:p text:style-name="P1">Spent box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688cm" svg:height="0.8cm" svg:x="17.412cm" svg:y="19.4cm">
          <text:p text:style-name="P1">Unspent box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502cm" svg:height="1.187cm" svg:x="3.8cm" svg:y="18.4cm">
          <draw:text-box>
            <text:p/>
          </draw:text-box>
        </draw:frame>
        <draw:custom-shape draw:style-name="gr12" draw:text-style-name="P2" draw:layer="layout" svg:width="2cm" svg:height="1.8cm" svg:x="14.87cm" svg:y="9.788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.8cm" svg:x="6.768cm" svg:y="5.724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.8cm" svg:x="13.481cm" svg:y="5.7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.8cm" svg:x="4.768cm" svg:y="5.724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1.8cm" svg:x="11.5cm" svg:y="5.7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cm" svg:height="1.8cm" svg:x="18.101cm" svg:y="5.7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.8cm" svg:x="16.901cm" svg:y="9.8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93cm" svg:height="0.8cm" svg:x="3.77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cm" svg:height="0.8cm" svg:x="7.3cm" svg:y="18.1cm">
          <text:p text:style-name="P1"><text:s text:c="5"/>Indistinguishable box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6cm" svg:height="0.8cm" svg:x="19cm" svg:y="18.1cm">
          <text:p text:style-name="P1">Withdraw (non-mix-box)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93cm" svg:height="0.8cm" svg:x="4.67cm" svg:y="1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9cm" svg:height="0.8cm" svg:x="16.314cm" svg:y="18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cm" svg:height="1.8cm" svg:x="3.801cm" svg:y="1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2cm" svg:height="1.8cm" svg:x="3.786cm" svg:y="9.833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cm" svg:height="1.8cm" svg:x="21.4cm" svg:y="9.8cm">
          <text:p text:style-name="P1">1 Erg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cm" svg:y1="13.6cm" svg:x2="4.8cm" svg:y2="11.7cm">
          <text:p/>
        </draw:line>
        <draw:line draw:style-name="gr2" draw:text-style-name="P3" draw:layer="layout" svg:x1="22.4cm" svg:y1="13.502cm" svg:x2="22.4cm" svg:y2="11.602cm">
          <text:p/>
        </draw:line>
        <draw:line draw:style-name="gr2" draw:text-style-name="P3" draw:layer="layout" svg:x1="14.7cm" svg:y1="13.901cm" svg:x2="16cm" svg:y2="11.601cm">
          <text:p/>
        </draw:line>
        <draw:line draw:style-name="gr2" draw:text-style-name="P3" draw:layer="layout" svg:x1="19.201cm" svg:y1="13.989cm" svg:x2="18.001cm" svg:y2="11.701cm">
          <text:p/>
        </draw:line>
        <draw:line draw:style-name="gr2" draw:text-style-name="P3" draw:layer="layout" svg:x1="11.201cm" svg:y1="9.801cm" svg:x2="12.501cm" svg:y2="7.501cm">
          <text:p/>
        </draw:line>
        <draw:line draw:style-name="gr2" draw:text-style-name="P3" draw:layer="layout" svg:x1="9.101cm" svg:y1="9.789cm" svg:x2="7.901cm" svg:y2="7.501cm">
          <text:p/>
        </draw:line>
        <draw:custom-shape draw:style-name="gr12" draw:text-style-name="P2" draw:layer="layout" svg:width="2cm" svg:height="1.8cm" svg:x="8.171cm" svg:y="9.789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.8cm" svg:x="10.202cm" svg:y="9.801cm">
          <text:p text:style-name="P1">1 Erg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01cm" svg:y1="13.902cm" svg:x2="9.301cm" svg:y2="11.602cm">
          <text:p/>
        </draw:line>
        <draw:line draw:style-name="gr2" draw:text-style-name="P3" draw:layer="layout" svg:x1="12.502cm" svg:y1="13.99cm" svg:x2="11.302cm" svg:y2="11.702cm">
          <text:p/>
        </draw:lin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_32_o_20_cm" draw:display-name="2o cm" draw:style="single" draw:color="#000000" draw:distance="0.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7T19:28:19.543055430</meta:creation-date>
    <meta:editing-duration>P0D</meta:editing-duration>
    <meta:editing-cycles>1</meta:editing-cycles>
    <meta:generator>LibreOffice/6.4.7.2$Linux_X86_64 LibreOffice_project/40$Build-2</meta:generator>
    <meta:document-statistic meta:object-count="71"/>
  </office:meta>
</office:document-meta>
</file>